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FreeSans" svg:font-family="FreeSans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Arial1" fo:font-weight="bold" officeooo:rsid="001cc7b7" officeooo:paragraph-rsid="0019a124" style:font-weight-asian="bold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Arial1" fo:font-weight="bold" officeooo:rsid="001cc7b7" officeooo:paragraph-rsid="0019a124" style:font-weight-asian="bold" style:font-weight-complex="bold"/>
    </style:style>
    <style:style style:name="P3" style:family="paragraph" style:parent-style-name="Standard" style:list-style-name="L3">
      <style:paragraph-properties fo:line-height="100%" fo:text-align="start" style:justify-single-word="false">
        <style:tab-stops/>
      </style:paragraph-properties>
      <style:text-properties style:font-name="Arial1" fo:font-weight="bold" officeooo:rsid="001cc7b7" officeooo:paragraph-rsid="0019a124" style:font-weight-asian="bold" style:font-weight-complex="bold"/>
    </style:style>
    <style:style style:name="P4" style:family="paragraph" style:parent-style-name="Standard" style:list-style-name="L3">
      <style:paragraph-properties fo:line-height="100%" fo:text-align="start" style:justify-single-word="false"/>
      <style:text-properties style:font-name="Arial1" fo:font-weight="bold" officeooo:rsid="001cc7b7" officeooo:paragraph-rsid="0019a12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a124"/>
    </style:style>
    <style:style style:name="P6" style:family="paragraph" style:parent-style-name="Standard" style:list-style-name="L1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style:font-name="Arial1" fo:font-weight="bold" officeooo:rsid="001cc7b7" officeooo:paragraph-rsid="0019a124" style:font-weight-asian="bold" style:font-weight-complex="bold"/>
    </style:style>
    <style:style style:name="P7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style:font-name="Arial1" fo:font-weight="bold" officeooo:rsid="001cc7b7" officeooo:paragraph-rsid="0019a124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style:font-name="Arial1" fo:font-weight="bold" officeooo:rsid="001e53d4" officeooo:paragraph-rsid="0019a124" style:font-weight-asian="bold" style:font-weight-complex="bold"/>
    </style:style>
    <style:style style:name="P9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style:font-name="Arial1" fo:font-weight="bold" officeooo:rsid="001e53d4" officeooo:paragraph-rsid="0019a124" style:font-weight-asian="bold" style:font-weight-complex="bold"/>
    </style:style>
    <style:style style:name="P10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style:font-name="Arial" fo:font-weight="bold" officeooo:rsid="001cc7b7" officeooo:paragraph-rsid="0019a124" style:font-weight-asian="bold" style:font-weight-complex="bold"/>
    </style:style>
    <style:style style:name="P11" style:family="paragraph" style:parent-style-name="Normal" style:master-page-name="MP0">
      <style:paragraph-properties style:page-number="auto" fo:break-before="pag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Normal" style:list-style-name="L3">
      <style:text-properties officeooo:paragraph-rsid="0019a124"/>
    </style:style>
    <style:style style:name="P13" style:family="paragraph" style:parent-style-name="Numbering_20_5" style:list-style-name="L3">
      <style:paragraph-properties fo:line-height="100%" fo:text-align="start" style:justify-single-word="false">
        <style:tab-stops/>
      </style:paragraph-properties>
      <style:text-properties style:font-name="Arial1" fo:font-weight="bold" officeooo:rsid="001cc7b7" officeooo:paragraph-rsid="0019a124" style:font-weight-asian="bold" style:font-weight-complex="bold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3" style:family="text"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  <style:style style:name="T4" style:family="text">
      <style:text-properties style:font-name="Arial1" fo:font-size="12pt" fo:font-weight="bold" officeooo:rsid="0009a2c8" style:font-name-asian="Arial" style:font-size-asian="12pt" style:font-weight-asian="bold" style:font-name-complex="Arial" style:font-weight-complex="bold"/>
    </style:style>
    <style:style style:name="T5" style:family="text">
      <style:text-properties style:font-name="Arial1" fo:font-size="12pt" fo:font-weight="bold" officeooo:rsid="00239108" style:font-name-asian="Arial" style:font-size-asian="12pt" style:font-weight-asian="bold" style:font-name-complex="Arial" style:font-weight-complex="bold"/>
    </style:style>
    <style:style style:name="T6" style:family="text">
      <style:text-properties style:font-name="Arial1" fo:font-size="12pt" fo:font-weight="bold" officeooo:rsid="002f7ee5" style:font-name-asian="Arial" style:font-size-asian="12pt" style:font-weight-asian="bold" style:font-name-complex="Arial" style:font-weight-complex="bold"/>
    </style:style>
    <style:style style:name="T7" style:family="text">
      <style:text-properties style:font-name="Arial1" fo:font-size="12pt" officeooo:rsid="0009a2c8" style:font-name-asian="Arial" style:font-size-asian="12pt" style:font-name-complex="Arial"/>
    </style:style>
    <style:style style:name="T8" style:family="text">
      <style:text-properties style:font-name="Arial1" fo:font-size="12pt" officeooo:rsid="00239108" style:font-name-asian="Arial" style:font-size-asian="12pt" style:font-name-complex="Arial"/>
    </style:style>
    <style:style style:name="T9" style:family="text">
      <style:text-properties style:font-name="Arial1" fo:font-size="12pt" fo:font-weight="normal" officeooo:rsid="0009a2c8" style:font-name-asian="Arial" style:font-size-asian="12pt" style:font-weight-asian="normal" style:font-name-complex="Arial" style:font-weight-complex="normal"/>
    </style:style>
    <style:style style:name="T10" style:family="text">
      <style:text-properties style:font-name="Arial1" fo:font-size="12pt" fo:font-weight="normal" officeooo:rsid="0019a124" style:font-name-asian="Arial" style:font-size-asian="12pt" style:font-weight-asian="normal" style:font-name-complex="Arial" style:font-weight-complex="normal"/>
    </style:style>
    <style:style style:name="T11" style:family="text">
      <style:text-properties style:font-name="Arial1" fo:font-size="12pt" fo:font-weight="normal" officeooo:rsid="00239108" style:font-name-asian="Arial" style:font-size-asian="12pt" style:font-weight-asian="normal" style:font-name-complex="Arial" style:font-weight-complex="normal"/>
    </style:style>
    <style:style style:name="T12" style:family="text">
      <style:text-properties style:font-name="Arial2" fo:font-size="12pt" fo:font-weight="bold" style:font-name-asian="Arial4" style:font-size-asian="12pt" style:font-weight-asian="bold" style:font-name-complex="Arial4" style:font-weight-complex="bold"/>
    </style:style>
    <style:style style:name="T13" style:family="text">
      <style:text-properties style:font-name="Arial2" fo:font-size="12pt" fo:font-weight="normal" style:font-name-asian="Arial4" style:font-size-asian="12pt" style:font-weight-asian="normal" style:font-name-complex="Arial4" style:font-weight-complex="normal"/>
    </style:style>
    <style:style style:name="T14" style:family="text">
      <style:text-properties style:font-name="Arial2" fo:font-size="12pt" fo:font-weight="normal" officeooo:rsid="0019a124" style:font-name-asian="Arial4" style:font-size-asian="12pt" style:font-weight-asian="normal" style:font-name-complex="Arial4" style:font-weight-complex="normal"/>
    </style:style>
    <style:style style:name="T15" style:family="text">
      <style:text-properties style:font-name="Arial2" fo:font-size="12pt" style:font-name-asian="Arial4" style:font-size-asian="12pt" style:font-name-complex="Arial4"/>
    </style:style>
    <style:style style:name="T16" style:family="text">
      <style:text-properties fo:font-size="12pt" officeooo:rsid="0019a124" style:font-name-asian="Arial" style:font-size-asian="12pt" style:font-name-complex="Arial"/>
    </style:style>
    <style:style style:name="T17" style:family="text">
      <style:text-properties fo:font-size="12pt" officeooo:rsid="002f7ee5" style:font-name-asian="Arial" style:font-size-asian="12pt" style:font-name-complex="Arial"/>
    </style:style>
    <style:style style:name="T18" style:family="text">
      <style:text-properties fo:font-size="12pt" fo:font-weight="normal" officeooo:rsid="002f7ee5" style:font-name-asian="Arial" style:font-size-asian="12pt" style:font-weight-asian="normal" style:font-name-complex="Arial" style:font-weight-complex="normal"/>
    </style:style>
    <style:style style:name="T19" style:family="text">
      <style:text-properties fo:font-size="12pt" fo:font-weight="normal" officeooo:rsid="0019a124" style:font-name-asian="Arial" style:font-size-asian="12pt" style:font-weight-asian="normal" style:font-name-complex="Arial" style:font-weight-complex="normal"/>
    </style:style>
    <style:style style:name="T20" style:family="text">
      <style:text-properties style:use-window-font-color="true" style:font-name="Arial3" fo:font-size="12pt" officeooo:rsid="0019a124" fo:background-color="transparent" loext:char-shading-value="0" style:font-name-asian="Arial3" style:font-size-asian="12pt" style:font-name-complex="Arial3"/>
    </style:style>
    <style:style style:name="T21" style:family="text">
      <style:text-properties style:use-window-font-color="true" style:font-name="Arial3" fo:font-size="12pt" fo:font-weight="normal" officeooo:rsid="0019a124" fo:background-color="transparent" loext:char-shading-value="0" style:font-name-asian="Arial3" style:font-size-asian="12pt" style:font-weight-asian="normal" style:font-name-complex="Arial3" style:font-weight-complex="normal"/>
    </style:style>
    <style:style style:name="T22" style:family="text">
      <style:text-properties style:use-window-font-color="true" style:font-name="Arial2" fo:font-size="12pt" officeooo:rsid="0019a124" fo:background-color="transparent" loext:char-shading-value="0" style:font-name-asian="Arial4" style:font-size-asian="12pt" style:font-name-complex="Arial4"/>
    </style:style>
    <style:style style:name="T23" style:family="text">
      <style:text-properties style:use-window-font-color="true" style:font-name="Arial2" fo:font-size="12pt" fo:font-style="italic" officeooo:rsid="0019a124" fo:background-color="transparent" loext:char-shading-value="0" style:font-name-asian="Arial4" style:font-size-asian="12pt" style:font-style-asian="italic" style:font-name-complex="Arial4"/>
    </style:style>
    <style:style style:name="T24" style:family="text">
      <style:text-properties style:use-window-font-color="true" style:font-name="Arial2" fo:font-size="12pt" fo:font-style="italic" fo:font-weight="normal" officeooo:rsid="0019a124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style:style style:name="T25" style:family="text">
      <style:text-properties style:use-window-font-color="true" style:font-name="Arial2" fo:font-size="12pt" fo:font-weight="normal" officeooo:rsid="0019a124" fo:background-color="transparent" loext:char-shading-value="0" style:font-name-asian="Arial4" style:font-size-asian="12pt" style:font-weight-asian="normal" style:font-name-complex="Arial4" style:font-weight-complex="normal"/>
    </style:style>
    <style:style style:name="T26" style:family="text">
      <style:text-properties style:use-window-font-color="true" fo:font-size="12pt" officeooo:rsid="0019a124" fo:background-color="transparent" loext:char-shading-value="0" style:font-name-asian="Arial4" style:font-size-asian="12pt" style:font-name-complex="Arial4"/>
    </style:style>
    <style:style style:name="T27" style:family="text">
      <style:text-properties style:use-window-font-color="true" fo:font-size="12pt" fo:font-style="italic" fo:background-color="transparent" loext:char-shading-value="0" style:font-name-asian="Arial4" style:font-size-asian="12pt" style:font-style-asian="italic" style:font-name-complex="Arial4"/>
    </style:style>
    <style:style style:name="T28" style:family="text">
      <style:text-properties style:use-window-font-color="true" fo:font-size="12pt" fo:font-style="italic" officeooo:rsid="00207ef7" fo:background-color="transparent" loext:char-shading-value="0" style:font-name-asian="Arial4" style:font-size-asian="12pt" style:font-style-asian="italic" style:font-name-complex="Arial4"/>
    </style:style>
    <style:style style:name="T29" style:family="text">
      <style:text-properties style:use-window-font-color="true" fo:font-size="12pt" fo:font-style="italic" officeooo:rsid="0019a124" fo:background-color="transparent" loext:char-shading-value="0" style:font-name-asian="Arial4" style:font-size-asian="12pt" style:font-style-asian="italic" style:font-name-complex="Arial4"/>
    </style:style>
    <style:style style:name="T30" style:family="text">
      <style:text-properties style:use-window-font-color="true" fo:font-size="12pt" fo:font-style="italic" fo:background-color="transparent" loext:char-shading-value="0" style:font-name-asian="Arial4" style:font-size-asian="12pt" style:font-style-asian="italic" style:font-name-complex="Arial4" style:font-size-complex="12pt"/>
    </style:style>
    <style:style style:name="T31" style:family="text">
      <style:text-properties style:use-window-font-color="true" fo:font-size="12pt" fo:font-style="italic" officeooo:rsid="001cc7b7" fo:background-color="transparent" loext:char-shading-value="0" style:font-name-asian="Arial4" style:font-size-asian="12pt" style:font-style-asian="italic" style:font-name-complex="Arial4" style:font-size-complex="12pt"/>
    </style:style>
    <style:style style:name="T32" style:family="text">
      <style:text-properties style:use-window-font-color="true" fo:font-size="12pt" fo:font-style="italic" fo:font-weight="normal" fo:background-color="transparent" loext:char-shading-value="0" style:font-name-asian="Arial4" style:font-size-asian="12pt" style:font-style-asian="italic" style:font-weight-asian="normal" style:font-name-complex="Arial4" style:font-size-complex="12pt" style:font-weight-complex="normal"/>
    </style:style>
    <style:style style:name="T33" style:family="text">
      <style:text-properties style:use-window-font-color="true" fo:font-size="12pt" fo:font-style="italic" fo:font-weight="normal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style:style style:name="T34" style:family="text">
      <style:text-properties style:use-window-font-color="true" fo:font-size="12pt" fo:font-style="italic" fo:font-weight="normal" officeooo:rsid="00207ef7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style:style style:name="T35" style:family="text">
      <style:text-properties style:use-window-font-color="true" fo:font-size="12pt" fo:font-weight="normal" officeooo:rsid="0019a124" fo:background-color="transparent" loext:char-shading-value="0" style:font-name-asian="Arial4" style:font-size-asian="12pt" style:font-weight-asian="normal" style:font-name-complex="Arial4" style:font-weight-complex="normal"/>
    </style:style>
    <style:style style:name="T36" style:family="text">
      <style:text-properties style:use-window-font-color="true" style:font-name="Arial" fo:font-size="12pt" fo:font-style="italic" fo:background-color="transparent" loext:char-shading-value="0" style:font-name-asian="Arial4" style:font-size-asian="12pt" style:font-style-asian="italic" style:font-name-complex="Arial4"/>
    </style:style>
    <style:style style:name="T37" style:family="text">
      <style:text-properties style:use-window-font-color="true" style:font-name="Arial" fo:font-size="12pt" fo:font-style="italic" officeooo:rsid="0019a124" fo:background-color="transparent" loext:char-shading-value="0" style:font-name-asian="Arial4" style:font-size-asian="12pt" style:font-style-asian="italic" style:font-name-complex="Arial4"/>
    </style:style>
    <style:style style:name="T38" style:family="text">
      <style:text-properties style:use-window-font-color="true" style:font-name="Arial" fo:font-size="12pt" fo:font-style="italic" officeooo:rsid="00207ef7" fo:background-color="transparent" loext:char-shading-value="0" style:font-name-asian="Arial4" style:font-size-asian="12pt" style:font-style-asian="italic" style:font-name-complex="Arial4"/>
    </style:style>
    <style:style style:name="T39" style:family="text">
      <style:text-properties style:use-window-font-color="true" style:font-name="Arial" fo:font-size="12pt" fo:font-style="italic" fo:background-color="transparent" loext:char-shading-value="0" style:font-name-asian="Arial4" style:font-size-asian="12pt" style:font-style-asian="italic" style:font-name-complex="Arial4" style:font-size-complex="12pt"/>
    </style:style>
    <style:style style:name="T40" style:family="text">
      <style:text-properties style:use-window-font-color="true" style:font-name="Arial" fo:font-size="12pt" fo:font-style="italic" officeooo:rsid="001e53d4" fo:background-color="transparent" loext:char-shading-value="0" style:font-name-asian="Arial4" style:font-size-asian="12pt" style:font-style-asian="italic" style:font-name-complex="Arial4" style:font-size-complex="12pt"/>
    </style:style>
    <style:style style:name="T41" style:family="text">
      <style:text-properties style:use-window-font-color="true" style:font-name="Arial" fo:font-size="12pt" fo:font-style="italic" fo:font-weight="normal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style:style style:name="T42" style:family="text">
      <style:text-properties style:use-window-font-color="true" style:font-name="Arial" fo:font-size="12pt" fo:font-style="italic" fo:font-weight="normal" officeooo:rsid="0019a124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style:style style:name="T43" style:family="text">
      <style:text-properties style:use-window-font-color="true" style:font-name="Arial" fo:font-size="12pt" fo:font-style="italic" fo:font-weight="normal" officeooo:rsid="001e53d4" fo:background-color="transparent" loext:char-shading-value="0" style:font-name-asian="Arial4" style:font-size-asian="12pt" style:font-style-asian="italic" style:font-weight-asian="normal" style:font-name-complex="Arial4" style:font-size-complex="12pt" style:font-weight-complex="normal"/>
    </style:style>
    <style:style style:name="T44" style:family="text">
      <style:text-properties style:use-window-font-color="true" style:font-name="Arial" fo:font-size="16pt" fo:font-style="italic" fo:background-color="transparent" loext:char-shading-value="0" style:font-name-asian="Arial4" style:font-size-asian="16pt" style:font-style-asian="italic" style:font-name-complex="Arial4"/>
    </style:style>
    <style:style style:name="T45" style:family="text">
      <style:text-properties style:use-window-font-color="true" style:font-name="Arial" fo:font-style="italic" fo:background-color="transparent" loext:char-shading-value="0" style:font-name-asian="Arial4" style:font-style-asian="italic" style:font-name-complex="Arial4"/>
    </style:style>
    <style:style style:name="T46" style:family="text">
      <style:text-properties style:use-window-font-color="true" style:font-name="Arial1" fo:font-size="12pt" fo:font-style="italic" officeooo:rsid="0019a124" fo:background-color="transparent" loext:char-shading-value="0" style:font-name-asian="Arial4" style:font-size-asian="12pt" style:font-style-asian="italic" style:font-name-complex="Arial4"/>
    </style:style>
    <style:style style:name="T47" style:family="text">
      <style:text-properties style:use-window-font-color="true" style:font-name="Arial1" fo:font-size="12pt" fo:font-style="italic" officeooo:rsid="001e53d4" fo:background-color="transparent" loext:char-shading-value="0" style:font-name-asian="Arial4" style:font-size-asian="12pt" style:font-style-asian="italic" style:font-name-complex="Arial4"/>
    </style:style>
    <style:style style:name="T48" style:family="text">
      <style:text-properties style:use-window-font-color="true" style:font-name="Arial1" fo:font-size="12pt" fo:font-style="italic" fo:font-weight="normal" officeooo:rsid="0019a124" fo:background-color="transparent" loext:char-shading-value="0" style:font-name-asian="Arial4" style:font-size-asian="12pt" style:font-style-asian="italic" style:font-weight-asian="normal" style:font-name-complex="Arial4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lucajevi upotrebe:</text:p>
      <text:p text:style-name="P5"><text:span text:style-name="Default_20_Paragraph_20_Font"><text:span text:style-name="T9"/></text:span></text:p>
      <text:list xml:id="list5920139650385351559" text:style-name="L3">
        <text:list-item>
          <text:p text:style-name="P12"><text:span text:style-name="Default_20_Paragraph_20_Font"><text:span text:style-name="T9">Gledanje aranžmana na sajtu</text:span></text:span><text:span text:style-name="Default_20_Paragraph_20_Font"><text:span text:style-name="T3"><text:tab/> <text:s text:c="2"/></text:span></text:span></text:p>
        </text:list-item>
        <text:list-item>
          <text:p text:style-name="P12"><text:span text:style-name="Default_20_Paragraph_20_Font"><text:span text:style-name="T13">Rezervacija aranžmana preko sajta</text:span></text:span><text:span text:style-name="Default_20_Paragraph_20_Font"><text:span text:style-name="T3"> <text:s text:c="2"/></text:span></text:span></text:p>
        </text:list-item>
        <text:list-item>
          <text:p text:style-name="P12"><text:span text:style-name="Default_20_Paragraph_20_Font"><text:span text:style-name="T13">Rezervacija aranžmana na šalteru u agenciji</text:span></text:span><text:span text:style-name="Default_20_Paragraph_20_Font"><text:span text:style-name="T3"> <text:s text:c="3"/></text:span></text:span></text:p>
        </text:list-item>
        <text:list-item>
          <text:p text:style-name="P12"><text:span text:style-name="Default_20_Paragraph_20_Font"><text:span text:style-name="T11">Registracija smeštaja</text:span></text:span><text:span text:style-name="Default_20_Paragraph_20_Font"><text:span text:style-name="T3"> </text:span></text:span></text:p>
        </text:list-item>
        <text:list-item>
          <text:p text:style-name="P2"><text:span text:style-name="Default_20_Paragraph_20_Font"><text:span text:style-name="T18">Otkazivanje rezervacije preko sajta</text:span></text:span></text:p>
        </text:list-item>
        <text:list-item>
          <text:p text:style-name="P7"><text:span text:style-name="Default_20_Paragraph_20_Font"><text:span text:style-name="T32">Odobravanje plaćanja</text:span></text:span></text:p>
        </text:list-item>
        <text:list-item>
          <text:p text:style-name="P4"><text:span text:style-name="Default_20_Paragraph_20_Font"><text:span text:style-name="T21">Dodavanje novog aranžmana u ponudu</text:span></text:span></text:p>
        </text:list-item>
        <text:list-item>
          <text:p text:style-name="P4"><text:span text:style-name="Default_20_Paragraph_20_Font"><text:span text:style-name="T25">Odobravanje aranžmana</text:span></text:span></text:p>
        </text:list-item>
        <text:list-item>
          <text:p text:style-name="P13"><text:span text:style-name="Default_20_Paragraph_20_Font"><text:span text:style-name="T35">Izmena informacija o aranžmanu</text:span></text:span></text:p>
        </text:list-item>
        <text:list-item>
          <text:p text:style-name="P3"><text:span text:style-name="Default_20_Paragraph_20_Font"><text:span text:style-name="T25">Plaćanje aranžmana blagajniku</text:span></text:span></text:p>
        </text:list-item>
        <text:list-item>
          <text:p text:style-name="P3"><text:span text:style-name="Default_20_Paragraph_20_Font"><text:span text:style-name="T25">Otkazivanje putovanja</text:span></text:span></text:p>
        </text:list-item>
        <text:list-item>
          <text:p text:style-name="P3"><text:span text:style-name="Default_20_Paragraph_20_Font"><text:span text:style-name="T24">Otkazivanje rezervacije u agenciji na šalteru</text:span></text:span></text:p>
        </text:list-item>
        <text:list-item>
          <text:p text:style-name="P7"><text:span text:style-name="Default_20_Paragraph_20_Font"><text:span text:style-name="T42">Rezervacija prevoza</text:span></text:span></text:p>
        </text:list-item>
        <text:list-item>
          <text:p text:style-name="P7"><text:span text:style-name="Default_20_Paragraph_20_Font"><text:span text:style-name="T34">Pravljenje naloga za plaćanje</text:span></text:span></text:p>
        </text:list-item>
        <text:list-item>
          <text:p text:style-name="P7"><text:span text:style-name="Default_20_Paragraph_20_Font"><text:span text:style-name="T43">Izmena korisnickih podataka</text:span></text:span></text:p>
        </text:list-item>
        <text:list-item>
          <text:p text:style-name="P10"><text:span text:style-name="Default_20_Paragraph_20_Font"><text:span text:style-name="T48">Odustanak od putovanja</text:span></text:span></text:p>
        </text:list-item>
        <text:list-item>
          <text:p text:style-name="P10"><text:span text:style-name="Default_20_Paragraph_20_Font"><text:span text:style-name="T34">Organizovanje turističkih vodiča</text:span></text:span></text:p>
        </text:list-item>
        <text:list-item>
          <text:p text:style-name="P9"><text:span text:style-name="Default_20_Paragraph_20_Font"><text:span text:style-name="T33">Obrada rezervacija</text:span></text:span></text:p>
        </text:list-item>
        <text:list-item>
          <text:p text:style-name="P9"><text:span text:style-name="Default_20_Paragraph_20_Font"><text:span text:style-name="T41">Registracija korisnika na sajtu turističke agencije</text:span></text:span></text:p>
        </text:list-item>
        <text:list-item>
          <text:p text:style-name="P9"><text:span text:style-name="Default_20_Paragraph_20_Font"><text:span text:style-name="T41">Promena šifre na korisničkom nalogu u slučaju da je šifra zaboravljena</text:span></text:span></text:p>
        </text:list-item>
      </text:list>
      <text:p text:style-name="P8"><text:span text:style-name="Default_20_Paragraph_20_Font"><text:span text:style-name="T39"/></text:span></text:p>
      <text:list xml:id="list6751963451130405472" text:style-name="L1">
        <text:list-header>
          <text:p text:style-name="P6"><text:span text:style-name="Default_20_Paragraph_20_Font"><text:span text:style-name="T31"/></text:span></text:p>
          <text:p text:style-name="P1"><text:span text:style-name="Default_20_Paragraph_20_Font"><text:span text:style-name="T5"/></text:span></text:p>
        </text:list-header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FreeSans" svg:font-family="FreeSans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Miodrag Stanojevic</meta:initial-creator>
    <meta:creation-date>2017-11-26T19:23:00Z</meta:creation-date>
    <dc:date>2017-11-26T21:51:13.541118880</dc:date>
    <meta:editing-cycles>6</meta:editing-cycles>
    <meta:editing-duration>PT13M15S</meta:editing-duration>
    <meta:document-statistic meta:table-count="0" meta:image-count="0" meta:object-count="0" meta:page-count="1" meta:paragraph-count="21" meta:word-count="100" meta:character-count="709" meta:non-whitespace-character-count="638"/>
    <meta:template xlink:type="simple" xlink:actuate="onRequest" xlink:title="" xlink:href="Normal.dotm"/>
  </office:meta>
</office:document-meta>
</file>